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2020090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1">
      <style:table-cell-properties style:rotation-align="none"/>
    </style:style>
    <style:style style:name="ce3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5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11 casos confirmados no ha sido posible identificar la edad o el sexo</text:span></text:p>
          </table:table-cell>
          <table:table-cell table:number-columns-repeated="9"/>
          <table:table-cell table:style-name="ce70"/>
          <table:table-cell/>
          <table:table-cell table:style-name="ce70"/>
        </table:table-row>
        <table:table-row table:style-name="ro2">
          <table:table-cell table:style-name="ce2" office:value-type="string" calcext:value-type="string">
            <text:p>Grupo Edad</text:p>
          </table:table-cell>
          <table:table-cell table:style-name="ce15" office:value-type="string" calcext:value-type="string">
            <text:p>Hombre</text:p>
          </table:table-cell>
          <table:table-cell table:style-name="ce15" office:value-type="string" calcext:value-type="string">
            <text:p>Mujer</text:p>
          </table:table-cell>
          <table:table-cell table:style-name="ce15" office:value-type="string" calcext:value-type="string">
            <text:p>Total general</text:p>
          </table:table-cell>
          <table:table-cell table:style-name="ce33" office:value-type="string" calcext:value-type="string">
            <text:p>% <text:s/>sobre el total</text:p>
          </table:table-cell>
          <table:table-cell table:style-name="ce33" office:value-type="string" calcext:value-type="string">
            <text:p>% <text:s/>acumulado 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Menos de 1 año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[.B3]+[.C3]" office:value-type="float" office:value="1" calcext:value-type="float">
            <text:p>1</text:p>
          </table:table-cell>
          <table:table-cell table:style-name="ce34" table:formula="of:=[.D3]/[.$D$12]" office:value-type="percentage" office:value="0.00458715596330275" calcext:value-type="percentage">
            <text:p>0,5%</text:p>
          </table:table-cell>
          <table:table-cell table:style-name="ce38" table:formula="of:=[.E3]" office:value-type="percentage" office:value="0.00458715596330275" calcext:value-type="percentage">
            <text:p>0 %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1 a 14 años</text:p>
          </table:table-cell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8" table:formula="of:=[.B4]+[.C4]" office:value-type="float" office:value="30" calcext:value-type="float">
            <text:p>30</text:p>
          </table:table-cell>
          <table:table-cell table:style-name="ce34" table:formula="of:=[.D4]/[.$D$12]" office:value-type="percentage" office:value="0.137614678899083" calcext:value-type="percentage">
            <text:p>13,8%</text:p>
          </table:table-cell>
          <table:table-cell table:style-name="ce38" table:formula="of:=[.F3]+[.E4]" office:value-type="percentage" office:value="0.142201834862385" calcext:value-type="percentage">
            <text:p>14 %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15 a 24 años</text:p>
          </table:table-cell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[.B5]+[.C5]" office:value-type="float" office:value="20" calcext:value-type="float">
            <text:p>20</text:p>
          </table:table-cell>
          <table:table-cell table:style-name="ce34" table:formula="of:=[.D5]/[.$D$12]" office:value-type="percentage" office:value="0.091743119266055" calcext:value-type="percentage">
            <text:p>9,2%</text:p>
          </table:table-cell>
          <table:table-cell table:style-name="ce38" table:formula="of:=[.F4]+[.E5]" office:value-type="percentage" office:value="0.23394495412844" calcext:value-type="percentage">
            <text:p>23 %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25 a 34 años</text:p>
          </table:table-cell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14" calcext:value-type="float">
            <text:p>14</text:p>
          </table:table-cell>
          <table:table-cell table:style-name="ce28" table:formula="of:=[.B6]+[.C6]" office:value-type="float" office:value="28" calcext:value-type="float">
            <text:p>28</text:p>
          </table:table-cell>
          <table:table-cell table:style-name="ce34" table:formula="of:=[.D6]/[.$D$12]" office:value-type="percentage" office:value="0.128440366972477" calcext:value-type="percentage">
            <text:p>12,8%</text:p>
          </table:table-cell>
          <table:table-cell table:style-name="ce39" table:formula="of:=[.F5]+[.E6]" office:value-type="percentage" office:value="0.362385321100917" calcext:value-type="percentage">
            <text:p>36 %</text:p>
          </table:table-cell>
          <table:table-cell table:number-columns-repeated="4"/>
          <table:table-cell table:style-name="ce70" table:number-columns-repeated="3"/>
        </table:table-row>
        <table:table-row table:style-name="ro2">
          <table:table-cell table:style-name="ce3" office:value-type="string" calcext:value-type="string">
            <text:p>35 a 44 años</text:p>
          </table:table-cell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13" calcext:value-type="float">
            <text:p>13</text:p>
          </table:table-cell>
          <table:table-cell table:style-name="ce28" table:formula="of:=[.B7]+[.C7]" office:value-type="float" office:value="26" calcext:value-type="float">
            <text:p>26</text:p>
          </table:table-cell>
          <table:table-cell table:style-name="ce34" table:formula="of:=[.D7]/[.$D$12]" office:value-type="percentage" office:value="0.119266055045872" calcext:value-type="percentage">
            <text:p>11,9%</text:p>
          </table:table-cell>
          <table:table-cell table:style-name="ce39" table:formula="of:=[.F6]+[.E7]" office:value-type="percentage" office:value="0.481651376146789" calcext:value-type="percentage">
            <text:p>48 %</text:p>
          </table:table-cell>
          <table:table-cell table:number-columns-repeated="4"/>
          <table:table-cell table:style-name="ce70"/>
          <table:table-cell table:style-name="ce73"/>
          <table:table-cell table:style-name="ce70"/>
        </table:table-row>
        <table:table-row table:style-name="ro2">
          <table:table-cell table:style-name="ce3" office:value-type="string" calcext:value-type="string">
            <text:p>45 a 54 años</text:p>
          </table:table-cell>
          <table:table-cell table:style-name="ce17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8" table:formula="of:=[.B8]+[.C8]" office:value-type="float" office:value="37" calcext:value-type="float">
            <text:p>37</text:p>
          </table:table-cell>
          <table:table-cell table:style-name="ce34" table:formula="of:=[.D8]/[.$D$12]" office:value-type="percentage" office:value="0.169724770642202" calcext:value-type="percentage">
            <text:p>17,0%</text:p>
          </table:table-cell>
          <table:table-cell table:style-name="ce38" table:formula="of:=[.F7]+[.E8]" office:value-type="percentage" office:value="0.651376146788991" calcext:value-type="percentage">
            <text:p>65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55 a 64 años</text:p>
          </table:table-cell>
          <table:table-cell table:style-name="ce17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8" table:formula="of:=[.B9]+[.C9]" office:value-type="float" office:value="36" calcext:value-type="float">
            <text:p>36</text:p>
          </table:table-cell>
          <table:table-cell table:style-name="ce34" table:formula="of:=[.D9]/[.$D$12]" office:value-type="percentage" office:value="0.165137614678899" calcext:value-type="percentage">
            <text:p>16,5%</text:p>
          </table:table-cell>
          <table:table-cell table:style-name="ce38" table:formula="of:=[.F8]+[.E9]" office:value-type="percentage" office:value="0.81651376146789" calcext:value-type="percentage">
            <text:p>82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65 a 74 años</text:p>
          </table:table-cell>
          <table:table-cell table:style-name="ce17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B10]+[.C10]" office:value-type="float" office:value="12" calcext:value-type="float">
            <text:p>12</text:p>
          </table:table-cell>
          <table:table-cell table:style-name="ce34" table:formula="of:=[.D10]/[.$D$12]" office:value-type="percentage" office:value="0.055045871559633" calcext:value-type="percentage">
            <text:p>5,5%</text:p>
          </table:table-cell>
          <table:table-cell table:style-name="ce38" table:formula="of:=[.F9]+[.E10]" office:value-type="percentage" office:value="0.871559633027523" calcext:value-type="percentage">
            <text:p>87 %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75 años o más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8" table:formula="of:=[.B11]+[.C11]" office:value-type="float" office:value="28" calcext:value-type="float">
            <text:p>28</text:p>
          </table:table-cell>
          <table:table-cell table:style-name="ce35" table:formula="of:=[.D11]/[.$D$12]" office:value-type="percentage" office:value="0.128440366972477" calcext:value-type="percentage">
            <text:p>12,8%</text:p>
          </table:table-cell>
          <table:table-cell table:style-name="ce38" table:formula="of:=[.F10]+[.E11]" office:value-type="percentage" office:value="1" calcext:value-type="percentage">
            <text:p>100 %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17" table:formula="of:=SUM([.B3:.B11])" office:value-type="float" office:value="122" calcext:value-type="float">
            <text:p>122</text:p>
          </table:table-cell>
          <table:table-cell table:style-name="ce17" table:formula="of:=SUM([.C3:.C11])" office:value-type="float" office:value="96" calcext:value-type="float">
            <text:p>96</text:p>
          </table:table-cell>
          <table:table-cell table:style-name="ce29" table:formula="of:=SUM([.D3:.D11])" office:value-type="float" office:value="218" calcext:value-type="float">
            <text:p>218</text:p>
          </table:table-cell>
          <table:table-cell table:number-columns-repeated="9"/>
        </table:table-row>
        <table:table-row table:style-name="ro2">
          <table:table-cell table:style-name="ce5"/>
          <table:table-cell table:style-name="ce18" table:formula="of:=[.B12]/[.D12]" office:value-type="percentage" office:value="0.559633027522936" calcext:value-type="percentage">
            <text:p>56 %</text:p>
          </table:table-cell>
          <table:table-cell table:style-name="ce18" table:formula="of:=[.C12]/[.D12]" office:value-type="percentage" office:value="0.440366972477064" calcext:value-type="percentage">
            <text:p>44 %</text:p>
          </table:table-cell>
          <table:table-cell table:style-name="ce30"/>
          <table:table-cell table:number-columns-repeated="9"/>
        </table:table-row>
        <table:table-row table:style-name="ro2">
          <table:table-cell table:style-name="ce5"/>
          <table:table-cell table:style-name="ce18" table:number-columns-repeated="2"/>
          <table:table-cell table:style-name="ce30"/>
          <table:table-cell table:number-columns-repeated="9"/>
        </table:table-row>
        <table:table-row table:style-name="ro2">
          <table:table-cell table:style-name="ce6" table:number-columns-repeated="4"/>
          <table:table-cell table:number-columns-repeated="9"/>
        </table:table-row>
        <table:table-row table:style-name="ro2">
          <table:table-cell table:style-name="ce1" office:value-type="string" calcext:value-type="string">
            <text:p>Distribución por provincias: <text:span text:style-name="T1">en 7 casos confirmados no ha sido posible identificar la provincia de procedencia</text:span></text:p>
          </table:table-cell>
          <table:table-cell table:number-columns-repeated="12"/>
        </table:table-row>
        <table:table-row table:style-name="ro3">
          <table:table-cell table:style-name="ce7" office:value-type="string" calcext:value-type="string">
            <text:p>HUESCA</text:p>
          </table:table-cell>
          <table:table-cell table:style-name="ce15" office:value-type="string" calcext:value-type="string">
            <text:p>TERUEL</text:p>
          </table:table-cell>
          <table:table-cell table:style-name="ce15" office:value-type="string" calcext:value-type="string">
            <text:p>ZARAGOZA</text:p>
          </table:table-cell>
          <table:table-cell table:style-name="ce15" office:value-type="string" calcext:value-type="string">
            <text:p>OTROS/NO IDENTIFICADO</text:p>
          </table:table-cell>
          <table:table-cell table:style-name="ce15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58"/>
          <table:covered-table-cell table:style-name="ce66"/>
          <table:table-cell table:number-columns-repeated="4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79" calcext:value-type="float">
            <text:p>179</text:p>
          </table:table-cell>
          <table:table-cell table:style-name="ce31" office:value-type="float" office:value="7" calcext:value-type="float">
            <text:p>7</text:p>
          </table:table-cell>
          <table:table-cell table:style-name="ce20" table:formula="of:=SUM([.A18:.D18])" office:value-type="float" office:value="229" calcext:value-type="float">
            <text:p>229</text:p>
          </table:table-cell>
          <table:table-cell/>
          <table:table-cell table:style-name="ce49" office:value-type="percentage" office:value="0.045" calcext:value-type="percentage" table:number-columns-spanned="3" table:number-rows-spanned="1">
            <text:p>4,50 %</text:p>
          </table:table-cell>
          <table:covered-table-cell table:style-name="ce58"/>
          <table:covered-table-cell table:style-name="ce66"/>
          <table:table-cell table:number-columns-repeated="4"/>
        </table:table-row>
        <table:table-row table:style-name="ro3">
          <table:table-cell table:style-name="ce9" table:formula="of:=[.A18]/[.$E$18]" office:value-type="percentage" office:value="0.0960698689956332" calcext:value-type="percentage">
            <text:p>9,6%</text:p>
          </table:table-cell>
          <table:table-cell table:style-name="ce9" table:formula="of:=[.B18]/[.$E$18]" office:value-type="percentage" office:value="0.091703056768559" calcext:value-type="percentage">
            <text:p>9,2%</text:p>
          </table:table-cell>
          <table:table-cell table:style-name="ce9" table:formula="of:=[.C18]/[.$E$18]" office:value-type="percentage" office:value="0.781659388646288" calcext:value-type="percentage">
            <text:p>78,2%</text:p>
          </table:table-cell>
          <table:table-cell table:style-name="ce9" table:formula="of:=[.D18]/[.$E$18]" office:value-type="percentage" office:value="0.0305676855895196" calcext:value-type="percentage">
            <text:p>3,1%</text:p>
          </table:table-cell>
          <table:table-cell table:style-name="ce20"/>
          <table:table-cell table:number-columns-repeated="8"/>
        </table:table-row>
        <table:table-row table:style-name="ro3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58"/>
          <table:covered-table-cell table:style-name="ce66"/>
          <table:table-cell table:number-columns-repeated="4"/>
        </table:table-row>
        <table:table-row table:style-name="ro3">
          <table:table-cell table:style-name="ce10" office:value-type="string" calcext:value-type="string">
            <text:p>Distribución por síntomas: <text:span text:style-name="T1">en 9 casos confirmados no ha sido posible identificar la existencia o no de sintomatología</text:span></text:p>
          </table:table-cell>
          <table:table-cell table:number-columns-repeated="5"/>
          <table:table-cell table:style-name="ce50" office:value-type="float" office:value="9.2" calcext:value-type="float" table:number-columns-spanned="3" table:number-rows-spanned="1">
            <text:p>9,20</text:p>
          </table:table-cell>
          <table:covered-table-cell table:style-name="ce59"/>
          <table:covered-table-cell table:style-name="ce67"/>
          <table:table-cell table:number-columns-repeated="4"/>
        </table:table-row>
        <table:table-row table:style-name="ro3">
          <table:table-cell table:style-name="ce11" office:value-type="string" calcext:value-type="string">
            <text:p>SINTOMÁTICOS</text:p>
          </table:table-cell>
          <table:table-cell table:style-name="ce8" office:value-type="float" office:value="107" calcext:value-type="float">
            <text:p>107</text:p>
          </table:table-cell>
          <table:table-cell table:style-name="ce25" table:formula="of:=[.B22]/229" office:value-type="percentage" office:value="0.467248908296943" calcext:value-type="percentage">
            <text:p>47 %</text:p>
          </table:table-cell>
          <table:table-cell table:number-columns-repeated="10"/>
        </table:table-row>
        <table:table-row table:style-name="ro3">
          <table:table-cell table:style-name="ce12" office:value-type="string" calcext:value-type="string">
            <text:p>ASINTOMÁTICOS</text:p>
          </table:table-cell>
          <table:table-cell table:style-name="ce20" office:value-type="float" office:value="113" calcext:value-type="float">
            <text:p>113</text:p>
          </table:table-cell>
          <table:table-cell table:style-name="ce26" table:formula="of:=[.B23]/229" office:value-type="percentage" office:value="0.493449781659389" calcext:value-type="percentage">
            <text:p>49 %</text:p>
          </table:table-cell>
          <table:table-cell table:number-columns-repeated="10"/>
        </table:table-row>
        <table:table-row table:style-name="ro4" table:number-rows-repeated="2">
          <table:table-cell table:number-columns-repeated="13"/>
        </table:table-row>
        <table:table-row table:style-name="ro3">
          <table:table-cell table:style-name="ce10" office:value-type="string" calcext:value-type="string">
            <text:p>Distribución por Zona Básica de Salud (ZBS): <text:span text:style-name="T1">en 20 casos confirmados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4 casos confirmados no ha sido posible identificar el sector sanitario.</text:span>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5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</table:table-row>
        <table:table-row table:style-name="ro3">
          <table:table-cell table:style-name="ce13" office:value-type="string" calcext:value-type="string">
            <text:p>Ejea de Los Caballeros</text:p>
          </table:table-cell>
          <table:table-cell table:style-name="ce21" office:value-type="float" office:value="30" calcext:value-type="float">
            <text:p>30</text:p>
          </table:table-cell>
          <table:table-cell table:style-name="ce27" table:formula="of:=[.B28]/[.$B$88]" office:value-type="percentage" office:value="0.131004366812227" calcext:value-type="percentage">
            <text:p>13,10 %</text:p>
          </table:table-cell>
          <table:table-cell table:style-name="ce32" office:value-type="float" office:value="1" calcext:value-type="float">
            <text:p>1</text:p>
          </table:table-cell>
          <table:table-cell table:style-name="ce37"/>
          <table:table-cell table:style-name="ce40" office:value-type="string" calcext:value-type="string">
            <text:p>ALCAÑIZ</text:p>
          </table:table-cell>
          <table:table-cell table:style-name="ce51" office:value-type="float" office:value="13" calcext:value-type="float">
            <text:p>13</text:p>
          </table:table-cell>
          <table:table-cell table:style-name="ce60" table:formula="of:=[.G28]/[.G$37]" office:value-type="percentage" office:value="0.0567685589519651" calcext:value-type="percentage">
            <text:p>5,68 %</text:p>
          </table:table-cell>
          <table:table-cell table:style-name="ce68"/>
          <table:table-cell table:number-columns-repeated="4"/>
        </table:table-row>
        <table:table-row table:style-name="ro3">
          <table:table-cell table:style-name="ce13" office:value-type="string" calcext:value-type="string">
            <text:p>Sagasta-Ruiseñores</text:p>
          </table:table-cell>
          <table:table-cell table:style-name="ce21" office:value-type="float" office:value="16" calcext:value-type="float">
            <text:p>16</text:p>
          </table:table-cell>
          <table:table-cell table:style-name="ce27" table:formula="of:=[.B29]/[.$B$88]" office:value-type="percentage" office:value="0.0698689956331878" calcext:value-type="percentage">
            <text:p>6,99 %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BARBASTRO</text:p>
          </table:table-cell>
          <table:table-cell table:style-name="ce52" office:value-type="float" office:value="20" calcext:value-type="float">
            <text:p>20</text:p>
          </table:table-cell>
          <table:table-cell table:style-name="ce61" table:formula="of:=[.G29]/[.G$37]" office:value-type="percentage" office:value="0.0873362445414847" calcext:value-type="percentage">
            <text:p>8,73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Maria de Huerva</text:p>
          </table:table-cell>
          <table:table-cell table:style-name="ce21" office:value-type="float" office:value="12" calcext:value-type="float">
            <text:p>12</text:p>
          </table:table-cell>
          <table:table-cell table:style-name="ce27" table:formula="of:=[.B30]/[.$B$88]" office:value-type="percentage" office:value="0.0524017467248908" calcext:value-type="percentage">
            <text:p>5,24 %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41" office:value-type="string" calcext:value-type="string">
            <text:p>CALATAYUD</text:p>
          </table:table-cell>
          <table:table-cell table:style-name="ce52" office:value-type="float" office:value="1" calcext:value-type="float">
            <text:p>1</text:p>
          </table:table-cell>
          <table:table-cell table:style-name="ce62" table:formula="of:=[.G30]/[.G$37]" office:value-type="percentage" office:value="0.00436681222707424" calcext:value-type="percentage">
            <text:p>0,44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La Almunia de Doña Godina</text:p>
          </table:table-cell>
          <table:table-cell table:style-name="ce21" office:value-type="float" office:value="9" calcext:value-type="float">
            <text:p>9</text:p>
          </table:table-cell>
          <table:table-cell table:style-name="ce27" table:formula="of:=[.B31]/[.$B$88]" office:value-type="percentage" office:value="0.0393013100436681" calcext:value-type="percentage">
            <text:p>3,93 %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table:style-name="ce41" office:value-type="string" calcext:value-type="string">
            <text:p>HUESCA</text:p>
          </table:table-cell>
          <table:table-cell table:style-name="ce52" office:value-type="float" office:value="4" calcext:value-type="float">
            <text:p>4</text:p>
          </table:table-cell>
          <table:table-cell table:style-name="ce62" table:formula="of:=[.G31]/[.G$37]" office:value-type="percentage" office:value="0.0174672489082969" calcext:value-type="percentage">
            <text:p>1,75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Madre Vedruna-Miraflores</text:p>
          </table:table-cell>
          <table:table-cell table:style-name="ce21" office:value-type="float" office:value="7" calcext:value-type="float">
            <text:p>7</text:p>
          </table:table-cell>
          <table:table-cell table:style-name="ce27" table:formula="of:=[.B32]/[.$B$88]" office:value-type="percentage" office:value="0.0305676855895196" calcext:value-type="percentage">
            <text:p>3,06 %</text:p>
          </table:table-cell>
          <table:table-cell table:style-name="ce32" office:value-type="float" office:value="5" calcext:value-type="float">
            <text:p>5</text:p>
          </table:table-cell>
          <table:table-cell/>
          <table:table-cell table:style-name="ce41" office:value-type="string" calcext:value-type="string">
            <text:p>TERUEL</text:p>
          </table:table-cell>
          <table:table-cell table:style-name="ce52" office:value-type="float" office:value="12" calcext:value-type="float">
            <text:p>12</text:p>
          </table:table-cell>
          <table:table-cell table:style-name="ce62" table:formula="of:=[.G32]/[.G$37]" office:value-type="percentage" office:value="0.0524017467248908" calcext:value-type="percentage">
            <text:p>5,24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Tauste</text:p>
          </table:table-cell>
          <table:table-cell table:style-name="ce21" office:value-type="float" office:value="7" calcext:value-type="float">
            <text:p>7</text:p>
          </table:table-cell>
          <table:table-cell table:style-name="ce27" table:formula="of:=[.B33]/[.$B$88]" office:value-type="percentage" office:value="0.0305676855895196" calcext:value-type="percentage">
            <text:p>3,06 %</text:p>
          </table:table-cell>
          <table:table-cell table:style-name="ce32" office:value-type="float" office:value="6" calcext:value-type="float">
            <text:p>6</text:p>
          </table:table-cell>
          <table:table-cell/>
          <table:table-cell table:style-name="ce41" office:value-type="string" calcext:value-type="string">
            <text:p>ZARAGOZA I</text:p>
          </table:table-cell>
          <table:table-cell table:style-name="ce52" office:value-type="float" office:value="20" calcext:value-type="float">
            <text:p>20</text:p>
          </table:table-cell>
          <table:table-cell table:style-name="ce62" table:formula="of:=[.G33]/[.G$37]" office:value-type="percentage" office:value="0.0873362445414847" calcext:value-type="percentage">
            <text:p>8,73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Avenida Cataluña</text:p>
          </table:table-cell>
          <table:table-cell table:style-name="ce21" office:value-type="float" office:value="6" calcext:value-type="float">
            <text:p>6</text:p>
          </table:table-cell>
          <table:table-cell table:style-name="ce27" table:formula="of:=[.B34]/[.$B$88]" office:value-type="percentage" office:value="0.0262008733624454" calcext:value-type="percentage">
            <text:p>2,62 %</text:p>
          </table:table-cell>
          <table:table-cell table:style-name="ce32"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ZARAGOZA II</text:p>
          </table:table-cell>
          <table:table-cell table:style-name="ce53" office:value-type="float" office:value="53" calcext:value-type="float">
            <text:p>53</text:p>
          </table:table-cell>
          <table:table-cell table:style-name="ce63" table:formula="of:=[.G34]/[.G$37]" office:value-type="percentage" office:value="0.231441048034934" calcext:value-type="percentage">
            <text:p>23,14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Teruel Ensanche</text:p>
          </table:table-cell>
          <table:table-cell table:style-name="ce21" office:value-type="float" office:value="6" calcext:value-type="float">
            <text:p>6</text:p>
          </table:table-cell>
          <table:table-cell table:style-name="ce27" table:formula="of:=[.B35]/[.$B$88]" office:value-type="percentage" office:value="0.0262008733624454" calcext:value-type="percentage">
            <text:p>2,62 %</text:p>
          </table:table-cell>
          <table:table-cell table:style-name="ce32" office:value-type="float" office:value="8" calcext:value-type="float">
            <text:p>8</text:p>
          </table:table-cell>
          <table:table-cell/>
          <table:table-cell table:style-name="ce43" office:value-type="string" calcext:value-type="string">
            <text:p>ZARAGOZA III</text:p>
          </table:table-cell>
          <table:table-cell table:style-name="ce54" office:value-type="float" office:value="92" calcext:value-type="float">
            <text:p>92</text:p>
          </table:table-cell>
          <table:table-cell table:style-name="ce64" table:formula="of:=[.G35]/[.G$37]" office:value-type="percentage" office:value="0.40174672489083" calcext:value-type="percentage">
            <text:p>40,17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Torrero La Paz</text:p>
          </table:table-cell>
          <table:table-cell table:style-name="ce21" office:value-type="float" office:value="6" calcext:value-type="float">
            <text:p>6</text:p>
          </table:table-cell>
          <table:table-cell table:style-name="ce27" table:formula="of:=[.B36]/[.$B$88]" office:value-type="percentage" office:value="0.0262008733624454" calcext:value-type="percentage">
            <text:p>2,62 %</text:p>
          </table:table-cell>
          <table:table-cell table:style-name="ce32" office:value-type="float" office:value="9" calcext:value-type="float">
            <text:p>9</text:p>
          </table:table-cell>
          <table:table-cell/>
          <table:table-cell table:style-name="ce44" office:value-type="string" calcext:value-type="string">
            <text:p>No identificado</text:p>
          </table:table-cell>
          <table:table-cell table:style-name="ce55" office:value-type="float" office:value="14" calcext:value-type="float">
            <text:p>14</text:p>
          </table:table-cell>
          <table:table-cell table:style-name="ce62" table:formula="of:=[.G36]/[.G$37]" office:value-type="percentage" office:value="0.0611353711790393" calcext:value-type="percentage">
            <text:p>6,11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Alagon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37]/[.$B$88]" office:value-type="percentage" office:value="0.0218340611353712" calcext:value-type="percentage">
            <text:p>2,18 %</text:p>
          </table:table-cell>
          <table:table-cell table:style-name="ce32" office:value-type="float" office:value="10" calcext:value-type="float">
            <text:p>10</text:p>
          </table:table-cell>
          <table:table-cell/>
          <table:table-cell table:style-name="ce45" office:value-type="string" calcext:value-type="string">
            <text:p>TOTAL</text:p>
          </table:table-cell>
          <table:table-cell table:style-name="ce56" table:formula="of:=SUM([.G28:.G36])" office:value-type="float" office:value="229" calcext:value-type="float">
            <text:p>229</text:p>
          </table:table-cell>
          <table:table-cell table:style-name="ce65" table:formula="of:=[.G37]/[.G$37]" office:value-type="percentage" office:value="1" calcext:value-type="percentage">
            <text:p>100,00 %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13" office:value-type="string" calcext:value-type="string">
            <text:p>Binefar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38]/[.$B$88]" office:value-type="percentage" office:value="0.0218340611353712" calcext:value-type="percentage">
            <text:p>2,18 %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riñena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39]/[.$B$88]" office:value-type="percentage" office:value="0.0218340611353712" calcext:value-type="percentage">
            <text:p>2,18 %</text:p>
          </table:table-cell>
          <table:table-cell table:style-name="ce32" office:value-type="float" office:value="12" calcext:value-type="float">
            <text:p>12</text:p>
          </table:table-cell>
          <table:table-cell/>
          <table:table-cell table:style-name="ce46" table:number-columns-repeated="5"/>
          <table:table-cell table:style-name="ce71"/>
          <table:table-cell table:style-name="ce46"/>
          <table:table-cell/>
        </table:table-row>
        <table:table-row table:style-name="ro3">
          <table:table-cell table:style-name="ce13" office:value-type="string" calcext:value-type="string">
            <text:p>Delicias Sur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40]/[.$B$88]" office:value-type="percentage" office:value="0.0218340611353712" calcext:value-type="percentage">
            <text:p>2,18 %</text:p>
          </table:table-cell>
          <table:table-cell table:style-name="ce32" office:value-type="float" office:value="13" calcext:value-type="float">
            <text:p>13</text:p>
          </table:table-cell>
          <table:table-cell/>
          <table:table-cell table:style-name="ce47" table:number-columns-repeated="5"/>
          <table:table-cell table:style-name="ce72"/>
          <table:table-cell table:style-name="ce47" table:number-columns-repeated="2"/>
        </table:table-row>
        <table:table-row table:style-name="ro3">
          <table:table-cell table:style-name="ce13" office:value-type="string" calcext:value-type="string">
            <text:p>Monzon Urbana</text:p>
          </table:table-cell>
          <table:table-cell table:style-name="ce21" office:value-type="float" office:value="5" calcext:value-type="float">
            <text:p>5</text:p>
          </table:table-cell>
          <table:table-cell table:style-name="ce27" table:formula="of:=[.B41]/[.$B$88]" office:value-type="percentage" office:value="0.0218340611353712" calcext:value-type="percentage">
            <text:p>2,18 %</text:p>
          </table:table-cell>
          <table:table-cell table:style-name="ce32" office:value-type="float" office:value="14" calcext:value-type="float">
            <text:p>14</text:p>
          </table:table-cell>
          <table:table-cell/>
          <table:table-cell table:style-name="ce48" table:number-columns-repeated="7"/>
          <table:table-cell/>
        </table:table-row>
        <table:table-row table:style-name="ro3">
          <table:table-cell table:style-name="ce13" office:value-type="string" calcext:value-type="string">
            <text:p>Barbastro</text:p>
          </table:table-cell>
          <table:table-cell table:style-name="ce21" office:value-type="float" office:value="4" calcext:value-type="float">
            <text:p>4</text:p>
          </table:table-cell>
          <table:table-cell table:style-name="ce27" table:formula="of:=[.B42]/[.$B$88]" office:value-type="percentage" office:value="0.0174672489082969" calcext:value-type="percentage">
            <text:p>1,75 %</text:p>
          </table:table-cell>
          <table:table-cell table:style-name="ce32" office:value-type="float" office:value="15" calcext:value-type="float">
            <text:p>15</text:p>
          </table:table-cell>
          <table:table-cell/>
          <table:table-cell table:style-name="ce48" table:number-columns-repeated="6"/>
          <table:table-cell table:style-name="ce74"/>
          <table:table-cell/>
        </table:table-row>
        <table:table-row table:style-name="ro3">
          <table:table-cell table:style-name="ce13" office:value-type="string" calcext:value-type="string">
            <text:p>Casablanca</text:p>
          </table:table-cell>
          <table:table-cell table:style-name="ce21" office:value-type="float" office:value="4" calcext:value-type="float">
            <text:p>4</text:p>
          </table:table-cell>
          <table:table-cell table:style-name="ce27" table:formula="of:=[.B43]/[.$B$88]" office:value-type="percentage" office:value="0.0174672489082969" calcext:value-type="percentage">
            <text:p>1,75 %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Gallur</text:p>
          </table:table-cell>
          <table:table-cell table:style-name="ce21" office:value-type="float" office:value="4" calcext:value-type="float">
            <text:p>4</text:p>
          </table:table-cell>
          <table:table-cell table:style-name="ce27" table:formula="of:=[.B44]/[.$B$88]" office:value-type="percentage" office:value="0.0174672489082969" calcext:value-type="percentage">
            <text:p>1,75 %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errera De Los Navarros</text:p>
          </table:table-cell>
          <table:table-cell table:style-name="ce21" office:value-type="float" office:value="4" calcext:value-type="float">
            <text:p>4</text:p>
          </table:table-cell>
          <table:table-cell table:style-name="ce27" table:formula="of:=[.B45]/[.$B$88]" office:value-type="percentage" office:value="0.0174672489082969" calcext:value-type="percentage">
            <text:p>1,75 %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ijar</text:p>
          </table:table-cell>
          <table:table-cell table:style-name="ce21" office:value-type="float" office:value="4" calcext:value-type="float">
            <text:p>4</text:p>
          </table:table-cell>
          <table:table-cell table:style-name="ce27" table:formula="of:=[.B46]/[.$B$88]" office:value-type="percentage" office:value="0.0174672489082969" calcext:value-type="percentage">
            <text:p>1,75 %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Universitas</text:p>
          </table:table-cell>
          <table:table-cell table:style-name="ce21" office:value-type="float" office:value="4" calcext:value-type="float">
            <text:p>4</text:p>
          </table:table-cell>
          <table:table-cell table:style-name="ce27" table:formula="of:=[.B47]/[.$B$88]" office:value-type="percentage" office:value="0.0174672489082969" calcext:value-type="percentage">
            <text:p>1,75 %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ctur Norte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48]/[.$B$88]" office:value-type="percentage" office:value="0.0131004366812227" calcext:value-type="percentage">
            <text:p>1,31 %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Delicias Norte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49]/[.$B$88]" office:value-type="percentage" office:value="0.0131004366812227" calcext:value-type="percentage">
            <text:p>1,31 %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Las Fuentes Norte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0]/[.$B$88]" office:value-type="percentage" office:value="0.0131004366812227" calcext:value-type="percentage">
            <text:p>1,31 %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eruel Centro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1]/[.$B$88]" office:value-type="percentage" office:value="0.0131004366812227" calcext:value-type="percentage">
            <text:p>1,31 %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Torre Ramona</text:p>
          </table:table-cell>
          <table:table-cell table:style-name="ce21" office:value-type="float" office:value="3" calcext:value-type="float">
            <text:p>3</text:p>
          </table:table-cell>
          <table:table-cell table:style-name="ce27" table:formula="of:=[.B52]/[.$B$88]" office:value-type="percentage" office:value="0.0131004366812227" calcext:value-type="percentage">
            <text:p>1,31 %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coris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53]/[.$B$88]" office:value-type="percentage" office:value="0.00873362445414847" calcext:value-type="percentage">
            <text:p>0,87 %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spe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54]/[.$B$88]" office:value-type="percentage" office:value="0.00873362445414847" calcext:value-type="percentage">
            <text:p>0,87 %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Frag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55]/[.$B$88]" office:value-type="percentage" office:value="0.00873362445414847" calcext:value-type="percentage">
            <text:p>0,87 %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uesca Capital Nº 2 (Santo Grial)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56]/[.$B$88]" office:value-type="percentage" office:value="0.00873362445414847" calcext:value-type="percentage">
            <text:p>0,87 %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uesca Capital Nº 3 (Pirineos)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57]/[.$B$88]" office:value-type="percentage" office:value="0.00873362445414847" calcext:value-type="percentage">
            <text:p>0,87 %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Independenci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58]/[.$B$88]" office:value-type="percentage" office:value="0.00873362445414847" calcext:value-type="percentage">
            <text:p>0,87 %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Reboleri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59]/[.$B$88]" office:value-type="percentage" office:value="0.00873362445414847" calcext:value-type="percentage">
            <text:p>0,87 %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ta Isabel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0]/[.$B$88]" office:value-type="percentage" office:value="0.00873362445414847" calcext:value-type="percentage">
            <text:p>0,87 %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Valdespartera-Montecanal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1]/[.$B$88]" office:value-type="percentage" office:value="0.00873362445414847" calcext:value-type="percentage">
            <text:p>0,87 %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Veneci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2]/[.$B$88]" office:value-type="percentage" office:value="0.00873362445414847" calcext:value-type="percentage">
            <text:p>0,87 %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alfonad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3]/[.$B$88]" office:value-type="percentage" office:value="0.00873362445414847" calcext:value-type="percentage">
            <text:p>0,87 %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uera</text:p>
          </table:table-cell>
          <table:table-cell table:style-name="ce21" office:value-type="float" office:value="2" calcext:value-type="float">
            <text:p>2</text:p>
          </table:table-cell>
          <table:table-cell table:style-name="ce27" table:formula="of:=[.B64]/[.$B$88]" office:value-type="percentage" office:value="0.00873362445414847" calcext:value-type="percentage">
            <text:p>0,87 %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cañiz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65]/[.$B$88]" office:value-type="percentage" office:value="0.00436681222707424" calcext:value-type="percentage">
            <text:p>0,44 %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fajarin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66]/[.$B$88]" office:value-type="percentage" office:value="0.00436681222707424" calcext:value-type="percentage">
            <text:p>0,44 %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lmozar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67]/[.$B$88]" office:value-type="percentage" office:value="0.00436681222707424" calcext:value-type="percentage">
            <text:p>0,44 %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Arrabal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68]/[.$B$88]" office:value-type="percentage" office:value="0.00436681222707424" calcext:value-type="percentage">
            <text:p>0,44 %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ombard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69]/[.$B$88]" office:value-type="percentage" office:value="0.00436681222707424" calcext:value-type="percentage">
            <text:p>0,44 %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Borj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0]/[.$B$88]" office:value-type="percentage" office:value="0.00436681222707424" calcext:value-type="percentage">
            <text:p>0,44 %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laceite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1]/[.$B$88]" office:value-type="percentage" office:value="0.00436681222707424" calcext:value-type="percentage">
            <text:p>0,44 %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latayud Urban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2]/[.$B$88]" office:value-type="percentage" office:value="0.00436681222707424" calcext:value-type="percentage">
            <text:p>0,44 %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asetas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3]/[.$B$88]" office:value-type="percentage" office:value="0.00436681222707424" calcext:value-type="percentage">
            <text:p>0,44 %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Cell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4]/[.$B$88]" office:value-type="percentage" office:value="0.00436681222707424" calcext:value-type="percentage">
            <text:p>0,44 %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2"/>
          <table:table-cell table:style-name="ce57"/>
          <table:table-cell table:number-columns-repeated="6"/>
        </table:table-row>
        <table:table-row table:style-name="ro3">
          <table:table-cell table:style-name="ce13" office:value-type="string" calcext:value-type="string">
            <text:p>Graus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5]/[.$B$88]" office:value-type="percentage" office:value="0.00436681222707424" calcext:value-type="percentage">
            <text:p>0,44 %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Hernan Cortes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6]/[.$B$88]" office:value-type="percentage" office:value="0.00436681222707424" calcext:value-type="percentage">
            <text:p>0,44 %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Jac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7]/[.$B$88]" office:value-type="percentage" office:value="0.00436681222707424" calcext:value-type="percentage">
            <text:p>0,44 %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iralbueno-Garrapinillos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8]/[.$B$88]" office:value-type="percentage" office:value="0.00436681222707424" calcext:value-type="percentage">
            <text:p>0,44 %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onreal Del Campo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79]/[.$B$88]" office:value-type="percentage" office:value="0.00436681222707424" calcext:value-type="percentage">
            <text:p>0,44 %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Monzon Rural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0]/[.$B$88]" office:value-type="percentage" office:value="0.00436681222707424" calcext:value-type="percentage">
            <text:p>0,44 %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Oliver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1]/[.$B$88]" office:value-type="percentage" office:value="0.00436681222707424" calcext:value-type="percentage">
            <text:p>0,44 %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Romareda - Seminario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2]/[.$B$88]" office:value-type="percentage" office:value="0.00436681222707424" calcext:value-type="percentage">
            <text:p>0,44 %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daba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3]/[.$B$88]" office:value-type="percentage" office:value="0.00436681222707424" calcext:value-type="percentage">
            <text:p>0,44 %</text:p>
          </table:table-cell>
          <table:table-cell table:style-name="ce32" office:value-type="float" office:value="56" calcext:value-type="float">
            <text:p>56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San Jose Norte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4]/[.$B$88]" office:value-type="percentage" office:value="0.00436681222707424" calcext:value-type="percentage">
            <text:p>0,44 %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Utebo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5]/[.$B$88]" office:value-type="percentage" office:value="0.00436681222707424" calcext:value-type="percentage">
            <text:p>0,44 %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Utrillas</text:p>
          </table:table-cell>
          <table:table-cell table:style-name="ce21" office:value-type="float" office:value="1" calcext:value-type="float">
            <text:p>1</text:p>
          </table:table-cell>
          <table:table-cell table:style-name="ce27" table:formula="of:=[.B86]/[.$B$88]" office:value-type="percentage" office:value="0.00436681222707424" calcext:value-type="percentage">
            <text:p>0,44 %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9"/>
        </table:table-row>
        <table:table-row table:style-name="ro3">
          <table:table-cell table:style-name="ce13" office:value-type="string" calcext:value-type="string">
            <text:p>Zona Básica de Salud no identificada</text:p>
          </table:table-cell>
          <table:table-cell table:style-name="ce21" office:value-type="float" office:value="20" calcext:value-type="float">
            <text:p>20</text:p>
          </table:table-cell>
          <table:table-cell table:style-name="ce27" table:formula="of:=[.B87]/[.$B$88]" office:value-type="percentage" office:value="0.0873362445414847" calcext:value-type="percentage">
            <text:p>8,73 %</text:p>
          </table:table-cell>
          <table:table-cell table:style-name="ce32"/>
          <table:table-cell table:number-columns-repeated="9"/>
        </table:table-row>
        <table:table-row table:style-name="ro3">
          <table:table-cell table:style-name="ce14" office:value-type="string" calcext:value-type="string">
            <text:p>TOTAL</text:p>
          </table:table-cell>
          <table:table-cell table:style-name="ce22" table:formula="of:=SUM([.B28:.B87])" office:value-type="float" office:value="229" calcext:value-type="float">
            <text:p>229</text:p>
          </table:table-cell>
          <table:table-cell table:number-columns-repeated="11"/>
        </table:table-row>
        <table:table-row table:style-name="ro4" table:number-rows-repeated="1048487">
          <table:table-cell table:number-columns-repeated="13"/>
        </table:table-row>
        <table:table-row table:style-name="ro4">
          <table:table-cell table:number-columns-repeated="13"/>
        </table:table-row>
        <table:named-expressions>
          <table:named-range table:name="_xlnm._FilterDatabase" table:base-cell-address="$'20200901'.$A$1" table:cell-range-address="$'20200901'.$A$27:.$E$81"/>
        </table:named-expressions>
      </table:table>
      <table:named-expressions/>
      <table:database-ranges>
        <table:database-range table:name="__Anonymous_Sheet_DB__0" table:target-range-address="'20200901'.A27:'20200901'.E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01" style:display-name="PageStyle_202009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02T14:54:35</dc:date>
    <meta:generator>LibreOffice/6.0.7.3$Linux_X86_64 LibreOffice_project/00m0$Build-3</meta:generator>
    <meta:document-statistic meta:table-count="1" meta:cell-count="372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